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</style:style>
    <style:style style:name="P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7" style:family="paragraph" style:parent-style-name="Preformatted_20_Text">
      <style:paragraph-properties fo:margin-top="0in" fo:margin-bottom="0in" loext:contextual-spacing="false" fo:orphans="2" fo:widows="2"/>
    </style:style>
    <style:style style:name="P8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a31515" style:font-name="monospace1" fo:font-size="10.5pt" fo:letter-spacing="normal" fo:font-style="normal" fo:font-weight="normal" fo:background-color="#fffffe"/>
    </style:style>
    <style:style style:name="P9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4" style:family="paragraph" style:parent-style-name="Text_20_body">
      <style:text-properties officeooo:paragraph-rsid="0021478d"/>
    </style:style>
    <style:style style:name="P15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normal" officeooo:paragraph-rsid="0021478d"/>
    </style:style>
    <style:style style:name="P16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normal" officeooo:rsid="00216cca" officeooo:paragraph-rsid="00216cca"/>
    </style:style>
    <style:style style:name="P17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16cca" officeooo:paragraph-rsid="00216cca" style:font-weight-asian="bold" style:font-weight-complex="bold"/>
    </style:style>
    <style:style style:name="P18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4592b" officeooo:paragraph-rsid="0024592b" style:font-weight-asian="bold" style:font-weight-complex="bold"/>
    </style:style>
    <style:style style:name="P19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4c070" officeooo:paragraph-rsid="0024c070" style:font-weight-asian="bold" style:font-weight-complex="bold"/>
    </style:style>
    <style:style style:name="P20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normal" officeooo:paragraph-rsid="0021478d"/>
    </style:style>
    <style:style style:name="P2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normal" officeooo:rsid="00216cca" officeooo:paragraph-rsid="00216cca"/>
    </style:style>
    <style:style style:name="P22" style:family="paragraph" style:parent-style-name="Preformatted_20_Text">
      <style:text-properties fo:font-variant="normal" fo:text-transform="none" fo:color="#212121" style:font-name="monospace" fo:font-size="10.5pt" fo:letter-spacing="normal" fo:font-style="normal" fo:font-weight="normal" officeooo:rsid="00216cca" officeooo:paragraph-rsid="00216cca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16cca" officeooo:paragraph-rsid="00216cca" loext:padding="0in" loext:border="none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c070" officeooo:paragraph-rsid="0024c070" style:font-weight-asian="bold" style:font-weight-complex="bold"/>
    </style:style>
    <style:style style:name="P25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68355" officeooo:paragraph-rsid="00268355" style:font-weight-asian="bold" style:font-weight-complex="bold"/>
    </style:style>
    <style:style style:name="P26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16cca" officeooo:paragraph-rsid="0024592b" style:font-weight-asian="bold" style:font-weight-complex="bold"/>
    </style:style>
    <style:style style:name="P27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normal" officeooo:rsid="00268355" officeooo:paragraph-rsid="00268355" style:font-weight-asian="normal" style:font-weight-complex="normal"/>
    </style:style>
    <style:style style:name="P28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bold" officeooo:rsid="0024c070" officeooo:paragraph-rsid="0024c070" style:font-weight-asian="bold" style:font-weight-complex="bold"/>
    </style:style>
    <style:style style:name="P2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8355" officeooo:paragraph-rsid="00268355" style:font-weight-asian="normal" style:font-weight-complex="normal" loext:padding="0in" loext:border="none"/>
    </style:style>
    <style:style style:name="P3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268355" officeooo:paragraph-rsid="00268355" style:font-weight-asian="bold" style:font-weight-complex="bold"/>
    </style:style>
    <style:style style:name="P31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loext:padding="0in" loext:border="none"/>
    </style:style>
    <style:style style:name="P32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</style:style>
    <style:style style:name="P33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34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35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fo:font-weight="bold" style:font-weight-asian="bold" style:font-weight-complex="bold" loext:padding="0in" loext:border="none"/>
    </style:style>
    <style:style style:name="P3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961ce" officeooo:paragraph-rsid="002961ce" style:font-weight-asian="normal" style:font-weight-complex="normal"/>
    </style:style>
    <style:style style:name="P4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style:font-weight-asian="bold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style:font-weight-asian="bold" style:font-weight-complex="bold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weight="bold" officeooo:rsid="0021478d" style:font-weight-asian="bold" style:font-weight-complex="bold"/>
    </style:style>
    <style:style style:name="T3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4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sverberne.ruhosting.nl/papers/Verberne_IR_Learning%20to%20Rank.pdf" text:style-name="Internet_20_link" text:visited-style-name="Visited_20_Internet_20_Link">http://sverberne.ruhosting.nl/papers/Verberne_IR_Learning%20to%20Rank.pdf</text:a></text:p>
      <text:p text:style-name="P2"/>
      <text:p text:style-name="P2">100%|██████████| 9326/9326 [1:57:40&lt;00:00, <text:s/>1.32it/s]</text:p>
      <text:p text:style-name="P5">100%|██████████| 1036/1036 [04:10&lt;00:00, <text:s/>4.50it/s]</text:p>
      <text:p text:style-name="P6"><text:s text:c="2"/><text:span text:style-name="T1">0%| <text:s text:c="9"/>| 0/9326 [00:00&lt;?, ?it/s]</text:span></text:p>
      <text:p text:style-name="P1"/>
      <text:p text:style-name="P6"><text:s/><text:span text:style-name="T1">Epoch 1:</text:span></text:p>
      <text:p text:style-name="P6"><text:s text:c="9"/><text:span text:style-name="T1">Train Loss: 0.199 | Train Accuracy: 95.06%</text:span></text:p>
      <text:p text:style-name="P6"><text:s text:c="9"/><text:span text:style-name="T1">Validation Loss: 0.19 | Validation Accuracy: 95.29%</text:span></text:p>
      <text:p text:style-name="P7"/>
      <text:p text:style-name="P2">100%|██████████| 9326/9326 [1:57:26&lt;00:00, <text:s/>1.32it/s]</text:p>
      <text:p text:style-name="P5">100%|██████████| 1036/1036 [04:10&lt;00:00, <text:s/>4.48it/s]</text:p>
      <text:p text:style-name="P1"/>
      <text:p text:style-name="P6"><text:s/><text:span text:style-name="T1">Epoch 2:</text:span></text:p>
      <text:p text:style-name="P6"><text:s text:c="9"/><text:span text:style-name="T1">Train Loss: 0.198 | Train Accuracy: 95.08%</text:span></text:p>
      <text:p text:style-name="P6"><text:s text:c="9"/><text:span text:style-name="T1">Validation Loss: 0.19 | Validation Accuracy: 95.29%</text:span></text:p>
      <text:p text:style-name="P5"/>
      <text:p text:style-name="P8">model/2_model-bert-full.pt</text:p>
      <text:p text:style-name="P5"/>
      <text:p text:style-name="P1"/>
      <text:p text:style-name="P2">100%|██████████| 330/330 [41:11&lt;00:00, <text:s/>7.49s/it]</text:p>
      <text:p text:style-name="P1"/>
      <text:p text:style-name="P5">Average nDCG@10 for 10 queries: 0.4029542851602773</text:p>
      <text:p text:style-name="P7"/>
      <text:p text:style-name="P5">MRR@10 for 10 queries: 0.4009009009009009</text:p>
      <text:p text:style-name="P7"/>
      <text:p text:style-name="P5">Average Precision@1: 0.403030303030303</text:p>
      <text:p text:style-name="P14"><text:line-break/><text:span text:style-name="T2">full</text:span></text:p>
      <text:p text:style-name="P14"><text:line-break/><text:span text:style-name="T3">Average nDCG@10 for 10 queries: 0.045931021765975764 </text:span></text:p>
      <text:p text:style-name="P15">MRR@10 for 10 queries: 0.04352209352209352 </text:p>
      <text:p text:style-name="P15">Average Precision@1: 0.04242424242424243</text:p>
      <text:p text:style-name="P20"/>
      <text:p text:style-name="P17">512</text:p>
      <text:p text:style-name="P22">100%|██████████| 37301/37301 [4:41:09&lt;00:00, <text:s/>2.21it/s]</text:p>
      <text:p text:style-name="P5">100%|██████████| 4143/4143 [09:46&lt;00:00, <text:s/>7.23it/s]</text:p>
      <text:p text:style-name="P6"><text:s text:c="2"/><text:span text:style-name="T1">0%| <text:s text:c="9"/>| 0/37301 [00:00&lt;?, ?it/s]</text:span></text:p>
      <text:p text:style-name="P1"/>
      <text:p text:style-name="P6"><text:s/><text:span text:style-name="T1">Epoch 1:</text:span></text:p>
      <text:p text:style-name="P6"><text:s text:c="9"/><text:span text:style-name="T1">Train Loss: 0.239 | Train Accuracy: 95.06%</text:span></text:p>
      <text:p text:style-name="P6"><text:s text:c="9"/><text:span text:style-name="T1">Validation Loss: 0.198 | Validation Accuracy: 95.29%</text:span></text:p>
      <text:p text:style-name="P21"/>
      <text:p text:style-name="P16"/>
      <text:p text:style-name="P23">100%|██████████| 37301/37301 [5:18:54&lt;00:00, <text:s/>1.95it/s] <text:s/></text:p>
      <text:p text:style-name="P9">100%|██████████| 4143/4143 [10:40&lt;00:00, <text:s/>6.47it/s]</text:p>
      <text:p text:style-name="P10"><text:s text:c="2"/><text:span text:style-name="T4">0%| <text:s text:c="9"/>| 0/37301 [00:00&lt;?, ?it/s]</text:span></text:p>
      <text:p text:style-name="P4"/>
      <text:p text:style-name="P10"><text:s/><text:span text:style-name="T4">Epoch 1:</text:span></text:p>
      <text:p text:style-name="P10"><text:s text:c="9"/><text:span text:style-name="T4">Train Loss: 0.268 | Train Accuracy: 95.04%</text:span></text:p>
      <text:p text:style-name="P10"><text:s text:c="9"/><text:span text:style-name="T4">Validation Loss: 0.285 | Validation Accuracy: 95.29%</text:span></text:p>
      <text:p text:style-name="P11"/>
      <text:p text:style-name="P3">100%|██████████| 37301/37301 [5:17:40&lt;00:00, <text:s/>1.96it/s] <text:s/></text:p>
      <text:p text:style-name="P9">100%|██████████| 4143/4143 [10:39&lt;00:00, <text:s/>6.48it/s]</text:p>
      <text:p text:style-name="P4"><text:soft-page-break/></text:p>
      <text:p text:style-name="P10"><text:s/><text:span text:style-name="T4">Epoch 2:</text:span></text:p>
      <text:p text:style-name="P10"><text:s text:c="9"/><text:span text:style-name="T4">Train Loss: 0.253 | Train Accuracy: 95.01%</text:span></text:p>
      <text:p text:style-name="P10"><text:s text:c="9"/><text:span text:style-name="T4">Validation Loss: 0.19 | Validation Accuracy: 95.29%</text:span></text:p>
      <text:p text:style-name="P21"/>
      <text:p text:style-name="P18">BERT 512</text:p>
      <text:p text:style-name="P26">Average nDCG@10 for 330 queries: 0.6975157617668909 </text:p>
      <text:p text:style-name="P26">MRR@10 for 330 queries: 0.5493993993993995 </text:p>
      <text:p text:style-name="P26">Average Precision@1: 0.4090909090909091</text:p>
      <text:p text:style-name="P26"/>
      <text:p text:style-name="P19">BERT 512 test <text:s/>full</text:p>
      <text:p text:style-name="P24">Average nDCG@10 for 330 queries: 0.08934632018406116</text:p>
      <text:p text:style-name="P12"/>
      <text:p text:style-name="P13">MRR@10 for 330 queries: 0.05832499165832498</text:p>
      <text:p text:style-name="P12"/>
      <text:p text:style-name="P13">Average Precision@1: 0.030303030303030304</text:p>
      <text:p text:style-name="P28"/>
      <text:p text:style-name="P25">Finbert</text:p>
      <text:p text:style-name="P29">100%|██████████| 37301/37301 [5:21:49&lt;00:00, <text:s/>1.93it/s] <text:s/></text:p>
      <text:p text:style-name="P9">100%|██████████| 4143/4143 [10:41&lt;00:00, <text:s/>6.46it/s]</text:p>
      <text:p text:style-name="P10"><text:s text:c="2"/><text:span text:style-name="T4">0%| <text:s text:c="9"/>| 0/37301 [00:00&lt;?, ?it/s]</text:span></text:p>
      <text:p text:style-name="P4"/>
      <text:p text:style-name="P10"><text:s/><text:span text:style-name="T4">Epoch 1:</text:span></text:p>
      <text:p text:style-name="P10"><text:s text:c="9"/><text:span text:style-name="T4">Train Loss: 0.204 | Train Accuracy: 95.07%</text:span></text:p>
      <text:p text:style-name="P10"><text:s text:c="9"/><text:span text:style-name="T4">Validation Loss: 0.193 | Validation Accuracy: 95.29%</text:span></text:p>
      <text:p text:style-name="P11"/>
      <text:p text:style-name="P3">100%|██████████| 37301/37301 [5:21:16&lt;00:00, <text:s/>1.94it/s] <text:s/></text:p>
      <text:p text:style-name="P9">100%|██████████| 4143/4143 [10:41&lt;00:00, <text:s/>6.46it/s]</text:p>
      <text:p text:style-name="P4"/>
      <text:p text:style-name="P10"><text:s/><text:span text:style-name="T4">Epoch 2:</text:span></text:p>
      <text:p text:style-name="P10"><text:s text:c="9"/><text:span text:style-name="T4">Train Loss: 0.199 | Train Accuracy: 95.08%</text:span></text:p>
      <text:p text:style-name="P10"><text:s text:c="9"/><text:span text:style-name="T4">Validation Loss: 0.19 | Validation Accuracy: 95.29%</text:span></text:p>
      <text:p text:style-name="P10"><text:span text:style-name="T4"/></text:p>
      <text:p text:style-name="P35"><text:span text:style-name="T4">model/2_model-finbert-512.pt</text:span></text:p>
      <text:p text:style-name="P27"/>
      <text:p text:style-name="P30">Average nDCG@10 for 330 queries: 0.9242424242424242</text:p>
      <text:p text:style-name="P41"/>
      <text:p text:style-name="P40">MRR@10 for 330 queries: 0.9159159159159159</text:p>
      <text:p text:style-name="P41"/>
      <text:p text:style-name="P40">Average Precision@1: 0.9242424242424242</text:p>
      <text:p text:style-name="P40"/>
      <text:p text:style-name="P39">Test full</text:p>
      <text:p text:style-name="P39"/>
      <text:p text:style-name="P39">Average nDCG@10 for 330 queries: 0.012092377637465852</text:p>
      <text:p text:style-name="P12"/>
      <text:p text:style-name="P13">MRR@10 for 330 queries: 0.007068973735640403</text:p>
      <text:p text:style-name="P12"/>
      <text:p text:style-name="P13">Average Precision@1: 0.0030303030303030303</text:p>
      <text:p text:style-name="P3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54:03.531430208</meta:creation-date>
    <dc:date>2020-02-24T10:00:17.461563870</dc:date>
    <meta:editing-duration>PT15H57M11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290" meta:character-count="2786" meta:non-whitespace-character-count="2356"/>
  </office:meta>
</office:document-meta>
</file>